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47cm" fo:min-width="5.434cm"/>
    </style:style>
    <style:style style:name="gr2" style:family="graphic" style:parent-style-name="standard">
      <style:graphic-properties draw:fill="solid" draw:fill-color="#f10d0c" draw:textarea-horizontal-align="justify" draw:textarea-vertical-align="middle" draw:auto-grow-height="false" fo:min-height="0.746cm" fo:min-width="1.492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69a2e" draw:textarea-horizontal-align="justify" draw:textarea-vertical-align="middle" draw:auto-grow-height="false" fo:min-height="1.368cm" fo:min-width="1.199cm"/>
    </style:style>
    <style:style style:name="gr6" style:family="graphic" style:parent-style-name="standard">
      <style:graphic-properties draw:fill="solid" draw:fill-color="#e6e905" draw:textarea-horizontal-align="justify" draw:textarea-vertical-align="middle" draw:auto-grow-height="false" fo:min-height="1.546cm" fo:min-width="1.20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5.434cm"/>
    </style:style>
    <style:style style:name="gr8" style:family="graphic" style:parent-style-name="standard">
      <style:graphic-properties draw:fill="solid" draw:fill-color="#e0c2cd" draw:textarea-horizontal-align="justify" draw:textarea-vertical-align="middle" draw:auto-grow-height="false" fo:min-height="2.37cm" fo:min-width="2.422cm"/>
    </style:style>
    <style:style style:name="gr9" style:family="graphic" style:parent-style-name="standard">
      <style:graphic-properties draw:fill="solid" draw:fill-color="#e0c2cd" draw:textarea-horizontal-align="justify" draw:textarea-vertical-align="middle" draw:auto-grow-height="false" fo:min-height="2.37cm" fo:min-width="2.549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91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2.04cm"/>
    </style:style>
    <style:style style:name="gr13" style:family="graphic" style:parent-style-name="standard">
      <style:graphic-properties draw:fill="solid" draw:fill-color="#069a2e" draw:textarea-horizontal-align="justify" draw:textarea-vertical-align="middle" draw:auto-grow-height="false" fo:min-height="1.368cm" fo:min-width="1.32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3cm" fo:min-width="5.4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10d0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69a2e"/>
      <style:paragraph-properties fo:text-align="center"/>
    </style:style>
    <style:style style:name="P6" style:family="paragraph">
      <loext:graphic-properties draw:fill="solid" draw:fill-color="#e6e905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solid" draw:fill-color="#e0c2cd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fo:font-style="italic" style:font-size-asian="18pt" style:font-style-asian="italic" style:font-size-complex="18pt" style:font-style-complex="italic"/>
    </style:style>
    <style:style style:name="T3" style:family="text">
      <style:text-properties fo:font-size="11pt" fo:font-style="normal" style:font-size-asian="18pt" style:font-style-asian="normal" style:font-size-complex="18pt" style:font-style-complex="normal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34cm" svg:height="1.397cm" svg:x="21.066cm" svg:y="1cm">
          <text:p text:style-name="P1">Lateral View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556cm" svg:height="1.778cm" svg:x="12.222cm" svg:y="9.509cm">
          <text:p text:style-name="P1">R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xml:id="id3" draw:id="id3" draw:layer="layout" svg:width="2.413cm" svg:height="2.413cm" svg:x="9.382cm" svg:y="12.938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413cm" svg:height="2.413cm" svg:x="12.811cm" svg:y="5.191cm">
          <text:p text:style-name="P1">C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413cm" svg:height="2.413cm" svg:x="16.113cm" svg:y="12.938cm">
          <text:p text:style-name="P1">C2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191cm" svg:x1="14.017cm" svg:y1="7.604cm" svg:x2="14cm" svg:y2="9.509cm" draw:start-shape="id1" draw:start-glue-point="2" draw:end-shape="id2" draw:end-glue-point="7" svg:d="M14017 7604v1143h-17v762" svg:viewBox="0 0 18 1906">
          <text:p/>
        </draw:connector>
        <draw:connector draw:style-name="gr4" draw:text-style-name="P4" draw:layer="layout" svg:x1="10.588cm" svg:y1="12.938cm" svg:x2="12.666cm" svg:y2="10.398cm" draw:start-shape="id3" draw:start-glue-point="0" draw:end-shape="id2" draw:end-glue-point="6" svg:d="M10588 12938v-2540h2078" svg:viewBox="0 0 2079 2541">
          <text:p/>
        </draw:connector>
        <draw:connector draw:style-name="gr4" draw:text-style-name="P4" draw:layer="layout" svg:x1="17.319cm" svg:y1="12.938cm" svg:x2="15.334cm" svg:y2="10.398cm" draw:start-shape="id4" draw:start-glue-point="0" draw:end-shape="id2" draw:end-glue-point="4" svg:d="M17319 12938v-2540h-1985" svg:viewBox="0 0 1986 2541">
          <text:p/>
        </draw:connector>
        <draw:custom-shape draw:style-name="gr5" draw:text-style-name="P5" xml:id="id5" draw:id="id5" draw:layer="layout" svg:width="2.367cm" svg:height="2.286cm" svg:x="12.857cm" svg:y="1.127cm">
          <text:p text:style-name="P1">S0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14.017cm" svg:y1="5.191cm" svg:x2="14cm" svg:y2="3.413cm" draw:start-shape="id1" draw:start-glue-point="0" draw:end-shape="id5" draw:end-glue-point="6" svg:d="M14017 5191v-889h-17v-889" svg:viewBox="0 0 18 1779">
          <text:p/>
        </draw:connector>
        <draw:custom-shape draw:style-name="gr5" draw:text-style-name="P5" xml:id="id7" draw:id="id7" draw:layer="layout" svg:width="2.367cm" svg:height="2.286cm" svg:x="18.907cm" svg:y="15.224cm">
          <text:p text:style-name="P1">S2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6" draw:id="id6" draw:layer="layout" svg:width="2.367cm" svg:height="2.286cm" svg:x="6.888cm" svg:y="15.224cm">
          <text:p text:style-name="P1">S1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8.031cm" svg:y1="15.224cm" svg:x2="9.382cm" svg:y2="14.144cm" draw:start-shape="id6" draw:start-glue-point="4" draw:end-shape="id3" draw:end-glue-point="3" svg:d="M8031 15224v-1080h1351" svg:viewBox="0 0 1352 1081">
          <text:p/>
        </draw:connector>
        <draw:connector draw:style-name="gr4" draw:text-style-name="P4" draw:layer="layout" svg:x1="20.05cm" svg:y1="15.224cm" svg:x2="18.526cm" svg:y2="14.144cm" draw:start-shape="id7" draw:start-glue-point="4" draw:end-shape="id4" draw:end-glue-point="1" svg:d="M20050 15224v-1080h-1524" svg:viewBox="0 0 1525 1081">
          <text:p/>
        </draw:connector>
        <draw:custom-shape draw:style-name="gr6" draw:text-style-name="P6" xml:id="id10" draw:id="id10" draw:layer="layout" svg:width="2.413cm" svg:height="2.54cm" svg:x="8.493cm" svg:y="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2.413cm" svg:height="2.54cm" svg:x="17.129cm" svg:y="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2.413cm" svg:height="2.54cm" svg:x="1.762cm" svg:y="17.4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9" draw:id="id9" draw:layer="layout" svg:width="2.413cm" svg:height="2.54cm" svg:x="24.114cm" svg:y="17.383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4.175cm" svg:y1="18.73cm" svg:x2="6.888cm" svg:y2="16.367cm" draw:start-shape="id8" draw:start-glue-point="10" draw:end-shape="id6" draw:end-glue-point="5" svg:d="M4175 18730h1356v-2363h1357" svg:viewBox="0 0 2714 2364">
          <text:p/>
        </draw:connector>
        <draw:connector draw:style-name="gr4" draw:text-style-name="P4" draw:layer="layout" svg:x1="21.274cm" svg:y1="16.367cm" svg:x2="24.114cm" svg:y2="18.653cm" draw:start-shape="id7" draw:start-glue-point="7" draw:end-shape="id9" draw:end-glue-point="6" svg:d="M21274 16367h1420v2286h1420" svg:viewBox="0 0 2841 2287">
          <text:p/>
        </draw:connector>
        <draw:connector draw:style-name="gr4" draw:text-style-name="P4" draw:layer="layout" svg:x1="10.906cm" svg:y1="2.27cm" svg:x2="12.857cm" svg:y2="2.27cm" draw:start-shape="id10" draw:start-glue-point="10" draw:end-shape="id5" draw:end-glue-point="5" svg:d="M10906 2270h1951" svg:viewBox="0 0 1952 1">
          <text:p/>
        </draw:connector>
        <draw:connector draw:style-name="gr4" draw:text-style-name="P4" draw:layer="layout" svg:x1="15.224cm" svg:y1="2.27cm" svg:x2="17.129cm" svg:y2="2.27cm" draw:start-shape="id5" draw:start-glue-point="7" draw:end-shape="id11" draw:end-glue-point="6" svg:d="M15224 2270h1905" svg:viewBox="0 0 1906 1">
          <text:p/>
        </draw:connector>
        <draw:custom-shape draw:style-name="gr7" draw:text-style-name="P8" draw:layer="layout" svg:width="5.934cm" svg:height="3.302cm" svg:x="21.066cm" svg:y="2.524cm">
          <text:p text:style-name="P1"><text:span text:style-name="T1">Legend:</text:span></text:p>
          <text:p text:style-name="P7"><text:span text:style-name="T1">1) Ri: </text:span><text:span text:style-name="T2">i</text:span><text:span text:style-name="T3">th relay</text:span></text:p>
          <text:p text:style-name="P7"><text:span text:style-name="T3">2) Ci: </text:span><text:span text:style-name="T2">i</text:span><text:span text:style-name="T3">th controller</text:span></text:p>
          <text:p text:style-name="P7"><text:span text:style-name="T3">3) Si: </text:span><text:span text:style-name="T2">i</text:span><text:span text:style-name="T3">th Switch</text:span></text:p>
          <text:p text:style-name="P7"><text:span text:style-name="T3">4) h: <text:s/>generic host</text:span></text:p>
          <text:p text:style-name="P7"><text:span text:style-name="T3">5) H: Database handeller</text:span></text:p>
          <text:p text:style-name="P7"><text:span text:style-name="T3"><text:s text:c="9"/></text:span><text:span text:style-name="T3">for controll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921cm" svg:height="4.191cm" svg:x="1.127cm" svg:y="1.127cm">
          <text:p text:style-name="P1"><text:span text:style-name="T4">controllers</text:span></text:p>
          <text:p text:style-name="P1"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3.048cm" svg:height="4.191cm" svg:x="1.127cm" svg:y="7.477cm">
          <text:p text:style-name="P1"><text:span text:style-name="T4">network</text:span></text:p>
          <text:p text:style-name="P1"><text:span text:style-name="T4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12" draw:id="id12" draw:layer="layout" svg:width="4.826cm" svg:height="1.905cm" svg:x="2.651cm" svg:y="5.44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2.811cm" svg:y1="6.397cm" svg:x2="7.477cm" svg:y2="6.398cm" draw:start-shape="id1" draw:start-glue-point="3" draw:end-shape="id12" draw:end-glue-point="10" svg:d="M12811 6397h-2667v1h-2667" svg:viewBox="0 0 5335 2">
          <text:p/>
        </draw:connector>
        <draw:connector draw:style-name="gr4" draw:text-style-name="P4" draw:layer="layout" draw:line-skew="1.715cm" svg:x1="10.588cm" svg:y1="12.938cm" svg:x2="5.064cm" svg:y2="7.35cm" draw:start-shape="id3" draw:start-glue-point="0" draw:end-shape="id12" draw:end-glue-point="8" svg:d="M10588 12938v-1080h-5524v-4508" svg:viewBox="0 0 5525 5589">
          <text:p/>
        </draw:connector>
        <draw:connector draw:style-name="gr4" draw:text-style-name="P4" draw:layer="layout" draw:line-skew="-0.641cm" svg:x1="17.319cm" svg:y1="12.938cm" svg:x2="5.064cm" svg:y2="5.445cm" draw:start-shape="id4" draw:start-glue-point="0" draw:end-shape="id12" draw:end-glue-point="4" svg:d="M17319 12938v-8636h-12255v1143" svg:viewBox="0 0 12256 8637">
          <text:p/>
        </draw:connector>
        <draw:connector draw:style-name="gr4" draw:text-style-name="P4" draw:layer="layout" svg:x1="9.255cm" svg:y1="16.367cm" svg:x2="18.907cm" svg:y2="16.367cm" draw:start-shape="id6" draw:start-glue-point="7" draw:end-shape="id7" svg:d="M9255 16367h9652" svg:viewBox="0 0 9653 1">
          <text:p/>
        </draw:connector>
        <draw:connector draw:style-name="gr4" draw:text-style-name="P4" draw:layer="layout" svg:x1="14cm" svg:y1="1.127cm" svg:x2="20.05cm" svg:y2="15.224cm" draw:start-shape="id5" draw:start-glue-point="4" draw:end-shape="id7" draw:end-glue-point="4" svg:d="M14000 1127v-501h6050v14598" svg:viewBox="0 0 6051 14599">
          <text:p/>
        </draw:connector>
        <draw:connector draw:style-name="gr4" draw:text-style-name="P4" draw:layer="layout" draw:line-skew="-0.007cm" svg:x1="8.031cm" svg:y1="15.224cm" svg:x2="14cm" svg:y2="1.127cm" draw:start-shape="id6" draw:start-glue-point="4" draw:end-shape="id5" draw:end-glue-point="4" svg:d="M8031 15224v-14605h5969v508" svg:viewBox="0 0 5970 14606">
          <text:p/>
        </draw:connector>
        <draw:line draw:style-name="gr11" draw:text-style-name="P4" draw:layer="layout" svg:x1="3.413cm" svg:y1="5.826cm" svg:x2="2.524cm" svg:y2="5.318cm">
          <text:p/>
        </draw:line>
        <draw:line draw:style-name="gr11" draw:text-style-name="P4" draw:layer="layout" svg:x1="2.651cm" svg:y1="7.477cm" svg:x2="3.413cm" svg:y2="7.096cm">
          <text:p/>
        </draw:line>
      </draw:page>
      <draw:page draw:name="page2" draw:style-name="dp1" draw:master-page-name="Default">
        <draw:custom-shape draw:style-name="gr2" draw:text-style-name="P3" xml:id="id14" draw:id="id14" draw:layer="layout" svg:width="3.556cm" svg:height="1.778cm" svg:x="11.843cm" svg:y="9.636cm">
          <text:p text:style-name="P1">R1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13" draw:id="id13" draw:layer="layout" svg:width="3.556cm" svg:height="1.778cm" svg:x="6.001cm" svg:y="9.636cm">
          <text:p text:style-name="P1">R0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9.113cm" svg:y1="10.525cm" svg:x2="12.287cm" svg:y2="10.525cm" draw:start-shape="id13" draw:start-glue-point="4" draw:end-shape="id14" draw:end-glue-point="6" svg:d="M9113 10525h3174" svg:viewBox="0 0 3175 1">
          <text:p/>
        </draw:connector>
        <draw:custom-shape draw:style-name="gr12" draw:text-style-name="P1" xml:id="id16" draw:id="id16" draw:layer="layout" svg:width="2.54cm" svg:height="2.413cm" svg:x="12.351cm" svg:y="5.699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5" draw:id="id15" draw:layer="layout" svg:width="2.54cm" svg:height="2.413cm" svg:x="6.509cm" svg:y="5.699cm">
          <text:p text:style-name="P1">C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7" draw:id="id17" draw:layer="layout" svg:width="2.54cm" svg:height="2.413cm" svg:x="6.509cm" svg:y="12.81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8" draw:id="id18" draw:layer="layout" svg:width="2.54cm" svg:height="2.413cm" svg:x="12.351cm" svg:y="12.811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9cm" svg:y1="8.112cm" svg:x2="7.779cm" svg:y2="9.636cm" draw:start-shape="id15" draw:start-glue-point="2" draw:end-shape="id13" draw:end-glue-point="7" svg:d="M7779 8112v1524" svg:viewBox="0 0 1 1525">
          <text:p/>
        </draw:connector>
        <draw:connector draw:style-name="gr4" draw:text-style-name="P4" draw:layer="layout" svg:x1="13.621cm" svg:y1="8.112cm" svg:x2="13.621cm" svg:y2="9.636cm" draw:start-shape="id16" draw:start-glue-point="2" draw:end-shape="id14" draw:end-glue-point="7" svg:d="M13621 8112v1524" svg:viewBox="0 0 1 1525">
          <text:p/>
        </draw:connector>
        <draw:connector draw:style-name="gr4" draw:text-style-name="P4" draw:layer="layout" svg:x1="7.779cm" svg:y1="11.414cm" svg:x2="7.779cm" svg:y2="12.811cm" draw:start-shape="id13" draw:start-glue-point="5" draw:end-shape="id17" draw:end-glue-point="0" svg:d="M7779 11414v1397" svg:viewBox="0 0 1 1398">
          <text:p/>
        </draw:connector>
        <draw:connector draw:style-name="gr4" draw:text-style-name="P4" draw:layer="layout" svg:x1="13.621cm" svg:y1="11.414cm" svg:x2="13.621cm" svg:y2="12.811cm" draw:start-shape="id14" draw:start-glue-point="5" draw:end-shape="id18" draw:end-glue-point="0" svg:d="M13621 11414v1397" svg:viewBox="0 0 1 1398">
          <text:p/>
        </draw:connector>
        <draw:custom-shape draw:style-name="gr5" draw:text-style-name="P5" xml:id="id21" draw:id="id21" draw:layer="layout" svg:width="2.367cm" svg:height="2.286cm" svg:x="6.636cm" svg:y="1.889cm">
          <text:p text:style-name="P1">S0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22" draw:id="id22" draw:layer="layout" svg:width="2.367cm" svg:height="2.286cm" svg:x="12.478cm" svg:y="1.889cm">
          <text:p text:style-name="P1">S3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5" xml:id="id19" draw:id="id19" draw:layer="layout" svg:width="2.494cm" svg:height="2.286cm" svg:x="6.636cm" svg:y="16.875cm">
          <text:p text:style-name="P1">S1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20" draw:id="id20" draw:layer="layout" svg:width="2.367cm" svg:height="2.286cm" svg:x="12.478cm" svg:y="16.875cm">
          <text:p text:style-name="P1">S4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svg:x1="7.779cm" svg:y1="15.224cm" svg:x2="7.779cm" svg:y2="16.875cm" draw:start-shape="id17" draw:start-glue-point="2" draw:end-shape="id19" draw:end-glue-point="4" svg:d="M7779 15224v1651" svg:viewBox="0 0 1 1652">
          <text:p/>
        </draw:connector>
        <draw:connector draw:style-name="gr4" draw:text-style-name="P4" draw:layer="layout" svg:x1="9.13cm" svg:y1="18.018cm" svg:x2="12.478cm" svg:y2="18.018cm" draw:start-shape="id19" draw:start-glue-point="7" draw:end-shape="id20" draw:end-glue-point="5" svg:d="M9130 18018h3348" svg:viewBox="0 0 3349 1">
          <text:p/>
        </draw:connector>
        <draw:connector draw:style-name="gr4" draw:text-style-name="P4" draw:layer="layout" svg:x1="13.621cm" svg:y1="15.224cm" svg:x2="13.621cm" svg:y2="16.875cm" draw:start-shape="id18" draw:start-glue-point="2" draw:end-shape="id20" draw:end-glue-point="4" svg:d="M13621 15224v1651" svg:viewBox="0 0 1 1652">
          <text:p/>
        </draw:connector>
        <draw:connector draw:style-name="gr4" draw:text-style-name="P4" draw:layer="layout" svg:x1="9.003cm" svg:y1="3.032cm" svg:x2="12.478cm" svg:y2="3.032cm" draw:start-shape="id21" draw:start-glue-point="7" draw:end-shape="id22" draw:end-glue-point="5" svg:d="M9003 3032h3475" svg:viewBox="0 0 3476 1">
          <text:p/>
        </draw:connector>
        <draw:connector draw:style-name="gr4" draw:text-style-name="P4" draw:layer="layout" svg:x1="7.779cm" svg:y1="4.175cm" svg:x2="7.779cm" svg:y2="5.699cm" draw:start-shape="id21" draw:start-glue-point="6" draw:end-shape="id15" draw:end-glue-point="0" svg:d="M7779 4175v1524" svg:viewBox="0 0 1 1525">
          <text:p/>
        </draw:connector>
        <draw:connector draw:style-name="gr4" draw:text-style-name="P4" draw:layer="layout" svg:x1="13.621cm" svg:y1="4.175cm" svg:x2="13.621cm" svg:y2="5.699cm" draw:start-shape="id22" draw:start-glue-point="6" draw:end-shape="id16" svg:d="M13621 4175v1524" svg:viewBox="0 0 1 1525">
          <text:p/>
        </draw:connector>
        <draw:custom-shape draw:style-name="gr6" draw:text-style-name="P6" xml:id="id25" draw:id="id25" draw:layer="layout" svg:width="2.413cm" svg:height="2.54cm" svg:x="1.683cm" svg:y="1.762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26" draw:id="id26" draw:layer="layout" svg:width="2.413cm" svg:height="2.54cm" svg:x="17.304cm" svg:y="1.762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23" draw:id="id23" draw:layer="layout" svg:width="2.413cm" svg:height="2.54cm" svg:x="1.683cm" svg:y="16.748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24" draw:id="id24" draw:layer="layout" svg:width="2.413cm" svg:height="2.54cm" svg:x="17.304cm" svg:y="16.748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svg:x1="4.096cm" svg:y1="18.018cm" svg:x2="6.636cm" svg:y2="18.018cm" draw:start-shape="id23" draw:start-glue-point="10" draw:end-shape="id19" draw:end-glue-point="5" svg:d="M4096 18018h2540" svg:viewBox="0 0 2541 1">
          <text:p/>
        </draw:connector>
        <draw:connector draw:style-name="gr4" draw:text-style-name="P4" draw:layer="layout" svg:x1="14.845cm" svg:y1="18.018cm" svg:x2="17.304cm" svg:y2="18.018cm" draw:start-shape="id20" draw:start-glue-point="7" draw:end-shape="id24" draw:end-glue-point="6" svg:d="M14845 18018h2459" svg:viewBox="0 0 2460 1">
          <text:p/>
        </draw:connector>
        <draw:connector draw:style-name="gr4" draw:text-style-name="P4" draw:layer="layout" svg:x1="4.096cm" svg:y1="3.032cm" svg:x2="6.636cm" svg:y2="3.032cm" draw:start-shape="id25" draw:start-glue-point="10" draw:end-shape="id21" draw:end-glue-point="5" svg:d="M4096 3032h2540" svg:viewBox="0 0 2541 1">
          <text:p/>
        </draw:connector>
        <draw:connector draw:style-name="gr4" draw:text-style-name="P4" draw:layer="layout" svg:x1="14.845cm" svg:y1="3.032cm" svg:x2="17.304cm" svg:y2="3.032cm" draw:start-shape="id22" draw:start-glue-point="7" draw:end-shape="id26" draw:end-glue-point="6" svg:d="M14845 3032h2459" svg:viewBox="0 0 2460 1">
          <text:p/>
        </draw:connector>
        <draw:connector draw:style-name="gr4" draw:text-style-name="P4" draw:layer="layout" draw:line-skew="0cm -4.451cm" svg:x1="7.779cm" svg:y1="19.161cm" svg:x2="7.779cm" svg:y2="1.889cm" draw:start-shape="id19" draw:start-glue-point="6" draw:end-shape="id21" draw:end-glue-point="4" svg:d="M7779 19161v502h-6096v-18275h6096v501" svg:viewBox="0 0 6097 18276">
          <text:p/>
        </draw:connector>
        <draw:connector draw:style-name="gr4" draw:text-style-name="P4" draw:layer="layout" draw:line-skew="0cm -9.121cm" svg:x1="7.779cm" svg:y1="19.161cm" svg:x2="13.621cm" svg:y2="1.889cm" draw:start-shape="id19" draw:start-glue-point="6" draw:end-shape="id22" draw:end-glue-point="4" svg:d="M7779 19161v502h-6096v-18275h11938v501" svg:viewBox="0 0 11939 18276">
          <text:p/>
        </draw:connector>
        <draw:connector draw:style-name="gr4" draw:text-style-name="P4" draw:layer="layout" draw:line-skew="0cm 7.741cm" svg:x1="13.621cm" svg:y1="19.161cm" svg:x2="13.621cm" svg:y2="1.889cm" draw:start-shape="id20" draw:start-glue-point="6" draw:end-shape="id22" draw:end-glue-point="4" svg:d="M13621 19161v502h6096v-18275h-6096v501" svg:viewBox="0 0 6097 18276">
          <text:p/>
        </draw:connector>
        <draw:connector draw:style-name="gr4" draw:text-style-name="P4" draw:layer="layout" draw:line-skew="0cm 8.977cm" svg:x1="13.621cm" svg:y1="19.161cm" svg:x2="7.779cm" svg:y2="1.889cm" draw:start-shape="id20" draw:start-glue-point="6" draw:end-shape="id21" draw:end-glue-point="4" svg:d="M13621 19161v502h6096v-18275h-11938v501" svg:viewBox="0 0 11939 18276">
          <text:p/>
        </draw:connector>
        <draw:custom-shape draw:style-name="gr14" draw:text-style-name="P2" draw:layer="layout" svg:width="5.934cm" svg:height="2.413cm" svg:x="21.066cm" svg:y="1cm">
          <text:p text:style-name="P1">Cross-Sectional</text:p>
          <text:p text:style-name="P1">View</text:p>
          <text:p text:style-name="P1">(Observer’s lef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1:48:51.104030187</meta:creation-date>
    <meta:generator>LibreOffice/6.1.4.2$Linux_X86_64 LibreOffice_project/10$Build-2</meta:generator>
    <dc:date>2019-01-15T14:48:49.078871168</dc:date>
    <meta:editing-duration>PT27M43S</meta:editing-duration>
    <meta:editing-cycles>8</meta:editing-cycles>
    <meta:document-statistic meta:object-count="68"/>
  </office:meta>
</office:document-meta>
</file>